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rvoregular" svg:font-family="arvoregular, Arial, Helvetica, sans-serif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2pt" officeooo:rsid="0013d62b" officeooo:paragraph-rsid="0013d62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2pt" fo:font-style="italic" officeooo:rsid="0018adb1" officeooo:paragraph-rsid="00123790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2pt" fo:font-style="italic" officeooo:rsid="0018adb1" officeooo:paragraph-rsid="00123790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Liberation Sans"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202122" loext:opacity="100%" style:font-name="Arial" fo:font-size="10.5pt" fo:font-style="normal" style:text-underline-style="solid" style:text-underline-width="auto" style:text-underline-color="font-color" fo:font-weight="bold" fo:background-color="#ffffff" style:font-size-asian="12pt" style:font-size-complex="12pt"/>
    </style:style>
    <style:style style:name="P10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fo:padding="0cm" fo:border="none" style:writing-mode="lr-tb"/>
      <style:text-properties fo:font-variant="normal" fo:text-transform="none" style:use-window-font-color="true" loext:opacity="0%" style:text-line-through-style="none" style:text-line-through-type="none" style:font-name="Liberation Sans" fo:font-size="12pt" fo:font-style="normal" style:text-underline-style="none" fo:font-weight="normal" style:text-blinking="false" fo:background-color="#ffffff" style:font-size-asian="12pt" style:font-size-complex="12pt"/>
    </style:style>
    <style:style style:name="P11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fo:padding="0cm" fo:border="none" style:writing-mode="lr-tb"/>
      <style:text-properties fo:font-variant="normal" fo:text-transform="none" style:use-window-font-color="true" loext:opacity="0%" style:text-line-through-style="none" style:text-line-through-type="none" style:font-name="Liberation Sans" fo:font-size="12pt" fo:font-style="normal" style:text-underline-style="none" fo:font-weight="normal" style:text-blinking="false" style:font-size-asian="12pt" style:font-size-complex="12pt"/>
    </style:style>
    <style:style style:name="P12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style:use-window-font-color="true" loext:opacity="0%" style:text-line-through-style="none" style:text-line-through-type="none" style:font-name="Liberation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fo:padding="0cm" fo:border="none" style:writing-mode="lr-tb"/>
      <style:text-properties fo:font-variant="normal" fo:text-transform="none" style:use-window-font-color="true" loext:opacity="0%" style:text-line-through-style="none" style:text-line-through-type="none" style:font-name="Liberation Sans" fo:font-size="12pt" fo:font-style="normal" style:text-underline-style="none" fo:font-weight="bold" style:text-blinking="false" style:font-size-asian="12pt" style:font-size-complex="12pt"/>
    </style:style>
    <style:style style:name="P14" style:family="paragraph" style:parent-style-name="Text_20_body" style:list-style-name="L3">
      <loext:graphic-properties draw:fill="solid" draw:fill-color="#ffffff" draw:opacity="100%"/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style:use-window-font-color="true" loext:opacity="0%" style:text-line-through-style="none" style:text-line-through-type="none" style:font-name="Liberation Sans" fo:font-size="12pt" fo:font-style="normal" style:text-underline-style="none" fo:font-weight="bold" style:text-blinking="false" style:font-size-asian="12pt" style:font-size-complex="12pt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fo:padding="0cm" fo:border="none" style:writing-mode="lr-tb"/>
      <style:text-properties fo:font-variant="normal" fo:text-transform="none" style:use-window-font-color="true" loext:opacity="0%" style:text-line-through-style="none" style:text-line-through-type="none" style:font-name="Liberation Sans" fo:font-size="12pt" fo:font-style="normal" style:text-underline-style="none" fo:font-weight="bold" style:text-blinking="false" style:font-size-asian="12pt" style:font-size-complex="12pt"/>
    </style:style>
    <style:style style:name="P16" style:family="paragraph" style:parent-style-name="Text_20_body">
      <loext:graphic-properties draw:fill="solid" draw:fill-color="#ffffff" draw:opacity="100%"/>
      <style:paragraph-properties fo:margin-top="0cm" fo:margin-bottom="0.423cm" style:contextual-spacing="false" fo:line-height="138%" fo:text-align="justify" style:justify-single-word="false" fo:background-color="#ffffff" style:writing-mode="lr-tb"/>
      <style:text-properties fo:font-variant="normal" fo:text-transform="none" style:use-window-font-color="true" loext:opacity="0%" style:font-name="Liberation Sans" fo:font-size="12pt" fo:font-style="normal" style:text-underline-style="solid" style:text-underline-width="auto" style:text-underline-color="font-color" fo:font-weight="bold" fo:background-color="#ffffff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style:use-window-font-color="true" loext:opacity="0%" style:font-name="Liberation Sans" fo:font-size="12pt" fo:font-style="normal" style:text-underline-style="solid" style:text-underline-width="auto" style:text-underline-color="font-color" fo:font-weight="bold" fo:background-color="#ffffff" style:font-size-asian="12pt" style:font-size-complex="12pt"/>
    </style:style>
    <style:style style:name="P18" style:family="paragraph" style:parent-style-name="Text_20_body" style:list-style-name="L3">
      <style:paragraph-properties fo:margin-left="1.27cm" fo:margin-right="0cm" fo:text-align="justify" style:justify-single-word="false" fo:text-indent="0cm" style:auto-text-indent="false"/>
    </style:style>
    <style:style style:name="P19" style:family="paragraph" style:parent-style-name="Text_20_body" style:list-style-name="L5">
      <style:paragraph-properties fo:text-align="justify" style:justify-single-word="false"/>
      <style:text-properties style:use-window-font-color="true" loext:opacity="0%" style:font-name="Liberation Sans" fo:font-size="12pt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loext:opacity="0%" style:font-name="Liberation Sans" fo:font-size="12pt" style:font-size-asian="12pt" style:font-size-complex="12pt"/>
    </style:style>
    <style:style style:name="P21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style:use-window-font-color="true" loext:opacity="0%" style:font-name="Liberation Sans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212529" loext:opacity="100%" style:text-line-through-style="none" style:text-line-through-type="none" style:font-name="Roboto" fo:font-size="11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12529" loext:opacity="100%" style:text-line-through-style="none" style:text-line-through-type="none" fo:font-size="11.5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12529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202122" loext:opacity="100%" style:text-line-through-style="none" style:text-line-through-type="none" style:font-name="Arial" fo:font-size="10.5pt" fo:font-style="italic" style:text-underline-style="none" fo:font-weight="bold" style:text-blinking="false" fo:background-color="#ffffff" loext:char-shading-value="0"/>
    </style:style>
    <style:style style:name="T6" style:family="text">
      <style:text-properties fo:font-variant="normal" fo:text-transform="none" fo:color="#202122" loext:opacity="100%" style:text-line-through-style="none" style:text-line-through-type="none" style:font-name="Arial" fo:font-size="10.5pt" fo:font-style="normal" style:text-underline-style="none" fo:font-weight="bold" style:text-blinking="false" fo:background-color="#ffffff" loext:char-shading-value="0"/>
    </style:style>
    <style:style style:name="T7" style:family="text">
      <style:text-properties fo:font-variant="normal" fo:text-transform="none" fo:color="#202122" loext:opacity="100%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202122" loext:opacity="100%" style:text-line-through-style="none" style:text-line-through-type="none" fo:font-size="10.5pt" fo:font-style="italic" style:text-underline-style="none" fo:font-weight="bold" style:text-blinking="false" fo:background-color="#ffffff" loext:char-shading-value="0"/>
    </style:style>
    <style:style style:name="T9" style:family="text">
      <style:text-properties fo:font-variant="normal" fo:text-transform="none" fo:color="#202122" loext:opacity="100%" style:text-line-through-style="none" style:text-line-through-type="none" fo:font-size="10.5pt" fo:font-style="normal" style:text-underline-style="none" fo:font-weight="bold" style:text-blinking="false" fo:background-color="#ffffff" loext:char-shading-value="0"/>
    </style:style>
    <style:style style:name="T10" style:family="text">
      <style:text-properties fo:font-variant="normal" fo:text-transform="none" fo:color="#202122" loext:opacity="100%" style:text-line-through-style="none" style:text-line-through-type="none" fo:font-size="10.5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202122" loext:opacity="100%" style:text-line-through-style="none" style:text-line-through-type="none" fo:font-style="italic" style:text-underline-style="none" fo:font-weight="bold" style:text-blinking="false" fo:background-color="#ffffff" loext:char-shading-value="0"/>
    </style:style>
    <style:style style:name="T12" style:family="text">
      <style:text-properties fo:font-variant="normal" fo:text-transform="none" fo:color="#202122" loext:opacity="100%" style:text-line-through-style="none" style:text-line-through-type="none" fo:font-style="normal" style:text-underline-style="none" fo:font-weight="bold" style:text-blinking="false" fo:background-color="#ffffff" loext:char-shading-value="0"/>
    </style:style>
    <style:style style:name="T13" style:family="text">
      <style:text-properties fo:font-variant="normal" fo:text-transform="none" fo:color="#202122" loext:opacity="100%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#ffffff" loext:char-shading-value="0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fo:font-style="italic" style:text-underline-style="none" fo:font-weight="bold" style:text-blinking="false" fo:background-color="#ffffff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style:font-name="Liberation Sans" fo:font-size="12pt" fo:font-style="normal" style:text-underline-style="none" fo:font-weight="bold" style:text-blinking="false" fo:background-color="#ffffff" loext:char-shading-value="0" style:font-size-asian="12pt" style:font-size-complex="12pt"/>
    </style:style>
    <style:style style:name="T26" style:family="text">
      <style:text-properties fo:font-variant="normal" fo:text-transform="none" style:use-window-font-color="true" loext:opacity="0%" style:text-line-through-style="none" style:text-line-through-type="none" style:font-name="Liberation Sans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3d62b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13d62b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1467b1" style:font-style-asian="italic" style:font-weight-asian="bold" style:font-style-complex="italic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fo:background-color="#ffffff" loext:char-shading-value="0"/>
    </style:style>
    <style:style style:name="T34" style:family="text">
      <style:text-properties officeooo:rsid="001467b1"/>
    </style:style>
    <style:style style:name="T35" style:family="text">
      <style:text-properties fo:background-color="#ffffff" loext:char-shading-value="0"/>
    </style:style>
    <style:style style:name="T36" style:family="text">
      <style:text-properties fo:font-weight="normal" fo:background-color="#ffffff" loext:char-shading-value="0"/>
    </style:style>
    <style:style style:name="T37" style:family="text">
      <style:text-properties style:font-name="Liberation Sans" fo:font-size="12pt" style:font-size-asian="12pt" style:font-size-complex="12pt"/>
    </style:style>
    <style:style style:name="T38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38317326086_53"/><text:span text:style-name="T1">TP7 – XML</text:span></text:h>
      <text:p text:style-name="P7">Alumno: Juan Cruz Mateos</text:p>
      <text:p text:style-name="P5"><text:span text:style-name="T1">Mat. 15134</text:span></text:p>
      <text:p text:style-name="P3">1) Construir un XML que permite modelar una Factura.</text:p>
      <text:p text:style-name="P3"/>
      <text:list xml:id="list1985515353" text:style-name="L1">
        <text:list-item>
          <text:p text:style-name="P4">Datos Inherentes a la factura: Tipo, Fecha, Número, Tipo de pago (si es con cheques van los números), Aplica a uno/varios remitos.</text:p>
        </text:list-item>
        <text:list-item>
          <text:p text:style-name="P4">Datos Empresa: Nombre, Dirección, CUIT, Datos de Contacto.</text:p>
        </text:list-item>
        <text:list-item>
          <text:p text:style-name="P4">Datos Cliente: Nombre, Dirección, CUIT, Datos de Contacto, Tipo.</text:p>
        </text:list-item>
        <text:list-item>
          <text:p text:style-name="P4">Datos de los reglones de la Factura: Código, Descripción, Cantidad, Precio, IVA, Importe.</text:p>
        </text:list-item>
        <text:list-item>
          <text:p text:style-name="P4">Datos de total: Tipo de Descuento, Descuento, Total</text:p>
        </text:list-item>
      </text:list>
      <text:p text:style-name="P3"><text:tab/></text:p>
      <text:p text:style-name="P3"><text:tab/><text:span text:style-name="T30">Resuelto en factura.xml y factura.dtd</text:span></text:p>
      <text:p text:style-name="P3"/>
      <text:p text:style-name="P3">2) Arme un XML para traspasar las entradas vendidas de un cine.</text:p>
      <text:p text:style-name="P3"><text:tab/></text:p>
      <text:p text:style-name="P2"><text:tab/><text:span text:style-name="T29">Resuelto en entradas.xml y entradas.dtd</text:span></text:p>
      <text:p text:style-name="P3"/>
      <text:p text:style-name="P3">3) ¿Qué es SVG? Ventajas y desventajas.</text:p>
      <text:p text:style-name="P3"/>
      <text:p text:style-name="P8"><text:tab/><text:bookmark text:name="docs-internal-guid-8934f4e2-7fff-f869-b3c2-1e0f30351b8d"/><text:span text:style-name="T14">Del inglés </text:span><text:span text:style-name="T18">Scalable Vector Graphics</text:span><text:span text:style-name="T16">, </text:span><text:span text:style-name="T15">es un formato de imagen vectorial basado en XML</text:span><text:span text:style-name="T18">. </text:span><text:span text:style-name="T15">Las imágenes SVG se definen en archivos de texto XML, por lo cual las imágenes SVG se pueden crear y editar con cualquier editor de texto o comúnmente editor de código, así como con software de dibujo.</text:span></text:p>
      <text:p text:style-name="P8"><text:span text:style-name="T15"/></text:p>
      <text:p text:style-name="P16">Ventajas:</text:p>
      <text:list xml:id="list2776652367" text:style-name="L2">
        <text:list-item>
          <text:p text:style-name="P11"><text:span text:style-name="T33">Escalables: </text:span><text:span text:style-name="T35">Al ser vectoriales no pierden calidad al escalarlas y por lo tanto no se pixelan como las imágenes con formato png. Por ejemplo al hacer un zoom en el navegador</text:span></text:p>
        </text:list-item>
        <text:list-item>
          <text:p text:style-name="P11"><text:span text:style-name="T33">Flexibles:</text:span><text:span text:style-name="T35"> Svg es un formato de archivo del estándar W3C.Como tal trabaja bien con otros lenguajes y tecnologías de código abierto. Las imágenes svg pueden ser fácilmente manipuladas con javascript y css al poder agregarlas directamente al DOM por ser código XML.</text:span></text:p>
        </text:list-item>
        <text:list-item>
          <text:p text:style-name="P13"><text:span text:style-name="T35">Pueden ser animadas: </text:span><text:span text:style-name="T36">utilizando javascript y css, convirtiéndolas en un poderoso formato para desarrolladores web</text:span></text:p>
        </text:list-item>
        <text:list-item>
          <text:p text:style-name="P13"><text:span text:style-name="T35">Livianas: </text:span><text:span text:style-name="T36">comparadas con otros formatos, las imágenes svg son muy livianas. </text:span></text:p>
        </text:list-item>
        <text:list-item>
          <text:p text:style-name="P10">Se pueden imprimir en cualquier resolución sin perder calidad</text:p>
        </text:list-item>
        <text:list-item>
          <text:p text:style-name="P13"><text:span text:style-name="T35">Indexables por motores de búsqueda:  </text:span><text:span text:style-name="T36">son buenas para SEO (Search Engine Optimization)</text:span></text:p>
        </text:list-item>
      </text:list>
      <text:p text:style-name="P15"><text:span text:style-name="T36"/></text:p>
      <text:p text:style-name="P20"><text:span text:style-name="T16">Fáciles de editar: </text:span><text:span text:style-name="T15">Es posible crear imágenes svg utilizando un editor de texto.</text:span></text:p>
      <text:p text:style-name="P9"/>
      <text:p text:style-name="P17"><text:bookmark text:name="docs-internal-guid-5f6c387a-7fff-0b01-d6ff-937172561ca8"/><text:soft-page-break/>Desventajas:</text:p>
      <text:list xml:id="list2212995618" text:style-name="L3">
        <text:list-item>
          <text:p text:style-name="P14"><text:span text:style-name="T35">No detallada: </text:span><text:span text:style-name="T36">No es un formato muy adecuado para imágenes con muchos detalles, debido a que se renderizan utilizando puntos y caminos en lugar de píxeles.</text:span></text:p>
        </text:list-item>
        <text:list-item>
          <text:p text:style-name="P18"><text:span text:style-name="T25">No tiene cross-platform completo: </text:span><text:span text:style-name="T26">No funcionan en navegadores legacy como pueden ser internet Explorer 8 e inferiores.</text:span></text:p>
          <text:p text:style-name="P18"><text:span text:style-name="T26"/></text:p>
        </text:list-item>
      </text:list>
      <text:p text:style-name="P8">4) ¿Qué es y para qué sirve el RSS ("Really Simple Syndication")?</text:p>
      <text:p text:style-name="P8"/>
      <text:list xml:id="list2333215466" text:style-name="L5">
        <text:list-item>
          <text:p text:style-name="P19"><text:bookmark text:name="docs-internal-guid-b9f7b481-7fff-44c7-492b-3b800efa43ed"/><text:span text:style-name="T17">RSS significa Really Simple Syndication</text:span><text:span text:style-name="T14"> (en español sindicación realmente simple).</text:span></text:p>
        </text:list-item>
      </text:list>
      <text:list xml:id="list4235465743" text:style-name="L4">
        <text:list-item>
          <text:p text:style-name="P12">Es un tipo de formato que extiende de XML para distribuir contenido en la web. Se utiliza para difundir información actualizada a usuarios que se han suscripto a la fuente de contenidos.</text:p>
        </text:list-item>
        <text:list-item>
          <text:p text:style-name="P12">Los archivos RSS se pueden actualizar automáticamente</text:p>
        </text:list-item>
        <text:list-item>
          <text:p text:style-name="P12">RSS permite vistas personalizadas para diferentes sitios</text:p>
        </text:list-item>
        <text:list-item>
          <text:p text:style-name="P21"><text:span text:style-name="T14">Está escrito en XML</text:span></text:p>
        </text:list-item>
      </text:list>
      <text:p text:style-name="P3"/>
      <text:p text:style-name="P3"/>
      <text:p text:style-name="P3">5) Arme un programa para leer el siguiente RSS http://www.agencia.mincyt.gob.ar/frontend/agencia/rss_feed</text:p>
      <text:p text:style-name="P3"><text:tab/></text:p>
      <text:p text:style-name="P3"><text:tab/><text:span text:style-name="T31">Resuelto en main.py y rss.xml</text:span></text:p>
      <text:p text:style-name="P3"/>
      <text:p text:style-name="P3">6) Del anterior RSS arme su DTD.</text:p>
      <text:p text:style-name="P3"><text:tab/></text:p>
      <text:p text:style-name="P6"><text:tab/><text:span text:style-name="T34">Resuelto en rss.dt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rvoregular" svg:font-family="arvoregular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21:08:53.118659702</meta:creation-date>
    <dc:date>2021-11-30T23:48:36.032202979</dc:date>
    <meta:editing-duration>PT2H39M38S</meta:editing-duration>
    <meta:editing-cycles>11</meta:editing-cycles>
    <meta:generator>LibreOffice/7.2.2.2$Linux_X86_64 LibreOffice_project/20$Build-2</meta:generator>
    <meta:document-statistic meta:table-count="0" meta:image-count="0" meta:object-count="0" meta:page-count="2" meta:paragraph-count="40" meta:word-count="451" meta:character-count="2768" meta:non-whitespace-character-count="2359"/>
  </office:meta>
</office:document-meta>
</file>